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160000001F3D8331B33B6F37B7.png" manifest:media-type="image/png"/>
  <manifest:file-entry manifest:full-path="Pictures/100000000000005000000050B1300C09210E511A.jpg" manifest:media-type="image/jpeg"/>
  <manifest:file-entry manifest:full-path="Pictures/10000201000000160000001FB7CD15F0510AF764.png" manifest:media-type="image/png"/>
  <manifest:file-entry manifest:full-path="Pictures/100002010000001C0000001CA148E963022556A1.png" manifest:media-type="image/png"/>
  <manifest:file-entry manifest:full-path="Pictures/100000000000005000000050C573B89DF1BB17AA.jpg" manifest:media-type="image/jpeg"/>
  <manifest:file-entry manifest:full-path="Pictures/1000020100000190000000EAB76BD55D66FD3787.png" manifest:media-type="image/pn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Pictures/10001011000002FF0000043D0CDE3FC07045A168.svg" manifest:media-type="image/svg+xml"/>
  <manifest:file-entry manifest:full-path="Pictures/10000CB0000002FF0000043DD09348C147371685.svg" manifest:media-type="image/svg+xml"/>
  <manifest:file-entry manifest:full-path="Pictures/10000201000003910000020869A76CB7D16F95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82435" officeooo:paragraph-rsid="00182435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rsid="001d1599" officeooo:paragraph-rsid="001d1599"/>
    </style:style>
    <style:style style:name="P10" style:family="paragraph" style:parent-style-name="Standard">
      <style:text-properties officeooo:rsid="001ef384" officeooo:paragraph-rsid="001ef384"/>
    </style:style>
    <style:style style:name="P11" style:family="paragraph" style:parent-style-name="Standard">
      <style:text-properties officeooo:rsid="0021993b" officeooo:paragraph-rsid="0021993b"/>
    </style:style>
    <style:style style:name="P12" style:family="paragraph" style:parent-style-name="Standard">
      <style:text-properties officeooo:rsid="0021f757" officeooo:paragraph-rsid="0021f757"/>
    </style:style>
    <style:style style:name="P13" style:family="paragraph" style:parent-style-name="Standard">
      <style:text-properties officeooo:rsid="0022bf6d" officeooo:paragraph-rsid="0022bf6d"/>
    </style:style>
    <style:style style:name="P14" style:family="paragraph" style:parent-style-name="Standard">
      <style:text-properties officeooo:rsid="0021993b" officeooo:paragraph-rsid="0021993b"/>
    </style:style>
    <style:style style:name="P15" style:family="paragraph" style:parent-style-name="Standard">
      <style:text-properties officeooo:rsid="0024bb2a" officeooo:paragraph-rsid="0024bb2a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T4" style:family="text">
      <style:text-properties officeooo:rsid="0020a5b0"/>
    </style:style>
    <style:style style:name="T5" style:family="text">
      <style:text-properties officeooo:rsid="0024e66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11">Buttons</text:p>
      <text:p text:style-name="P11"/>
      <text:p text:style-name="P11">Tamiya Haze Grey TS-32</text:p>
      <text:p text:style-name="P11"/>
      <text:p text:style-name="P15">Validating PCB Layout</text:p>
      <text:p text:style-name="P15">3d view first</text:p>
      <text:p text:style-name="P15">then plot – go to drill gsettings and save as SVG <text:span text:style-name="T5">and generate MAP file</text:span></text:p>
      <text:p text:style-name="P15">Open SVG in Adobe illustrator</text:p>
      <text:p text:style-name="P15">Export as DXF (setting verion to 2006 scale 1mm = 1 unit</text:p>
      <text:p text:style-name="P15">import into viso as cad object</text:p>
      <text:p text:style-name="P15"/>
      <text:p text:style-name="P11"/>
      <text:p text:style-name="P11"/>
      <text:p text:style-name="P10">R<text:span text:style-name="T4">e</text:span>sin Printer Settings</text:p>
      <text:p text:style-name="P10"/>
      <text:p text:style-name="P12">Trying a fast run with White </text:p>
      <text:p text:style-name="P12">3 layers @ 45</text:p>
      <text:p text:style-name="P12">3 second sper layer as detal was lost of comm knob</text:p>
      <text:p text:style-name="P12"/>
      <text:p text:style-name="P13">2 seconds too short – and 3 seconds may be a little low</text:p>
      <text:p text:style-name="P13"><draw:frame draw:style-name="fr3" draw:name="Image8" text:anchor-type="char" svg:width="6.6929in" svg:height="3.8118in" draw:z-index="7"><draw:image xlink:href="Pictures/10000201000003910000020869A76CB7D16F95E7.png" xlink:type="simple" xlink:show="embed" xlink:actuate="onLoad" loext:mime-type="image/png"/></draw:frame><text:soft-page-break/></text:p>
      <text:p text:style-name="P13"/>
      <text:p text:style-name="P10"/>
      <text:p text:style-name="P10">For Clear Resin</text:p>
      <text:p text:style-name="P10"/>
      <text:p text:style-name="P10">45 Bottom</text:p>
      <text:p text:style-name="P10">5 per layer</text:p>
      <text:p text:style-name="P10"/>
      <text:p text:style-name="P10">For Black</text:p>
      <text:p text:style-name="P10"/>
      <text:p text:style-name="P10">45 Bottom</text:p>
      <text:p text:style-name="P10">9 Seconds per layer</text:p>
      <text:p text:style-name="P10"/>
      <text:p text:style-name="P10">Ran test print for holes using clear resin</text:p>
      <text:p text:style-name="P10"/>
      <text:p text:style-name="P10">10mm square goes to 10.8</text:p>
      <text:p text:style-name="P10">2.5mm circle ends @ 2.4</text:p>
      <text:p text:style-name="P10">2mm circle ends at 1.8</text:p>
      <text:p text:style-name="P10">6.3mm circle ends at 6.1 </text:p>
      <text:p text:style-name="P10"/>
      <text:p text:style-name="P10">So take away add at least 0.2mm buffer for holes</text:p>
      <text:p text:style-name="P10"/>
      <text:p text:style-name="P5"/>
      <text:p text:style-name="P5"/>
      <text:p text:style-name="P6">Calibrating Prints for the Resin Printer </text:p>
      <text:p text:style-name="P6"/>
      <text:p text:style-name="P6">Using Chutibox ss slicer.</text:p>
      <text:p text:style-name="P6"/>
      <text:p text:style-name="P6">For the AMPCD buttons</text:p>
      <text:p text:style-name="P6">The top according to drawings should by 10.33mm <text:span text:style-name="T1">Heigh 6.</text:span><text:span text:style-name="T3">12</text:span></text:p>
      <text:p text:style-name="P6">Prusa produces a 10.26-10.3 <text:span text:style-name="T3">6.03</text:span></text:p>
      <text:p text:style-name="P6">Creality using defaults produces 10.68 10.73 <text:span text:style-name="T1">Heigh </text:span><text:span text:style-name="T2">5.5 </text:span><text:span text:style-name="T1">5.62</text:span></text:p>
      <text:p text:style-name="P6"><text:soft-page-break/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6.12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7">Drawing</text:p>
          </table:table-cell>
          <table:table-cell table:style-name="Table1.A1" office:value-type="string">
            <text:p text:style-name="P8">6.01</text:p>
          </table:table-cell>
          <table:table-cell table:style-name="Table1.A1" office:value-type="string">
            <text:p text:style-name="P8">10.16</text:p>
          </table:table-cell>
          <table:table-cell table:style-name="Table1.A1" office:value-type="string">
            <text:p text:style-name="P8">15.67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78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68</text:p>
          </table:table-cell>
          <table:table-cell table:style-name="Table1.A1" office:value-type="string">
            <text:p text:style-name="P8">10.41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5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58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48</text:p>
          </table:table-cell>
          <table:table-cell table:style-name="Table1.A1" office:value-type="string">
            <text:p text:style-name="P8">10.77</text:p>
          </table:table-cell>
          <table:table-cell table:style-name="Table1.A1" office:value-type="string">
            <text:p text:style-name="P8">10.8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83</text:p>
          </table:table-cell>
          <table:table-cell table:style-name="Table1.A1" office:value-type="string">
            <text:p text:style-name="P8">10.4</text:p>
          </table:table-cell>
          <table:table-cell table:style-name="Table1.A1" office:value-type="string">
            <text:p text:style-name="P8">15.85</text:p>
          </table:table-cell>
        </table:table-row>
        <table:table-row table:style-name="Table1.1">
          <table:table-cell table:style-name="Table1.A1" office:value-type="string">
            <text:p text:style-name="P8">5.8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6</text:p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2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67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4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6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3166666666667</text:p>
          </table:table-cell>
          <table:table-cell table:style-name="Table1.A1" office:value-type="string">
            <text:p text:style-name="P8">10.4471428571429</text:p>
          </table:table-cell>
          <table:table-cell table:style-name="Table1.A1" office:value-type="string">
            <text:p text:style-name="P8">15.8442857142857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6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6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8">1.04856062808956</text:p>
          </table:table-cell>
          <table:table-cell table:style-name="Table1.A1" office:value-type="string">
            <text:p text:style-name="P8">0.972514699849583</text:p>
          </table:table-cell>
          <table:table-cell table:style-name="Table1.A1" office:value-type="string">
            <text:p text:style-name="P8">0.989000090163195</text:p>
          </table:table-cell>
        </table:table-row>
        <table:table-row table:style-name="Table1.1">
          <table:table-cell table:style-name="Table1.A1" office:value-type="string">
            <text:p text:style-name="P8">5.66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8">10.7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77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.51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642857142857</text:p>
          </table:table-cell>
          <table:table-cell table:style-name="Table1.A1" office:value-type="string">
            <text:p text:style-name="P8">10.632</text:p>
          </table:table-cell>
          <table:table-cell table:style-name="Table1.A1" office:value-type="string">
            <text:p text:style-name="P8">10.640666666666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1.08966043494849</text:p>
          </table:table-cell>
          <table:table-cell table:style-name="Table1.A1" office:value-type="string">
            <text:p text:style-name="P8">0.971595184349135</text:p>
          </table:table-cell>
          <table:table-cell table:style-name="Table1.A1" office:value-type="string">
            <text:p text:style-name="P8">0.970803834346219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So for longer measurements the measure becomes more accurat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White Resin threads ok if there is plenty of clearance around the hole <text:s/>drill 2.5 for 3mm tap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6"/>
      <text:p text:style-name="P9">Knobs</text:p>
      <text:p text:style-name="P9"/>
      <text:p text:style-name="P9">MS21385-04ENN</text:p>
      <text:p text:style-name="P9"><text:soft-page-break/>MS21385-04BNN</text:p>
      <text:p text:style-name="P9">MS21385-04CNN</text:p>
      <text:p text:style-name="P9">MS21384-04ANN</text:p>
      <text:p text:style-name="P9">MS21384-04DNN</text:p>
      <text:p text:style-name="P9">MS21384-04DBN</text:p>
      <text:p text:style-name="P9">MS21385-04CNN</text:p>
      <text:p text:style-name="P9">MS21387-18BN</text:p>
      <text:p text:style-name="P9">Korry BP246-A1B1</text:p>
      <text:p text:style-name="P9">Kory RD239-A1G2</text:p>
      <text:p text:style-name="P9">OBOGS Knob-1</text:p>
      <text:p text:style-name="P9"/>
      <text:h text:style-name="P1" text:outline-level="2">L. Walker08/06/2020</text:h>
      <text:p text:style-name="P4">Ah yes, spoke with DG yesterday, he is doing the good ol' green LED floodlighting and call it a day.</text:p>
      <text:p text:style-name="P4"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<text:soft-page-break/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>L. Walker09/02/2020</text:h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draw:a xlink:type="simple" xlink:href="http://cdn.shopify.com/s/files/1/0323/4342/5157/products/but1_1200x630.png?v=1594501672" office:target-frame-name="_blank" xlink:show="new"><draw:frame draw:style-name="fr2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text:soft-page-break/><draw:a xlink:type="simple" xlink:href="https://i.ebayimg.com/images/g/IOUAAOSwKKpejums/s-l400.jpg" office:target-frame-name="_blank" xlink:show="new"><draw:frame draw:style-name="fr2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draw:a xlink:type="simple" xlink:href="https://cdn.discordapp.com/attachments/729464854896836704/760040141908869130/Capture.PNG" office:target-frame-name="_blank" xlink:show="new"><draw:frame draw:style-name="fr2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4">Yes, RGB and addressable</text:p>
      <text:p text:style-name="P4">They throw out a stack of light too</text:p>
      <text:p text:style-name="P4"><draw:frame draw:style-name="fr1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60000001FB7CD15F0510AF764.png" xlink:type="simple" xlink:show="embed" xlink:actuate="onLoad" loext:mime-type="image/png"/><svg:title>Attachment file type: acrobat</svg:title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><text:soft-page-break/></text:p>
      <text:h text:style-name="P2" text:outline-level="2">bnepethomas10/11/2020</text:h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2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1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1C0000001CA148E963022556A1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1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60000001F3D8331B33B6F37B7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1-02-06T13:08:51.646646755</dc:date>
    <meta:editing-duration>PT13H8M24S</meta:editing-duration>
    <meta:editing-cycles>14</meta:editing-cycles>
    <meta:generator>LibreOffice/6.4.4.2$MacOSX_X86_64 LibreOffice_project/3d775be2011f3886db32dfd395a6a6d1ca2630ff</meta:generator>
    <meta:document-statistic meta:table-count="1" meta:image-count="8" meta:object-count="0" meta:page-count="7" meta:paragraph-count="209" meta:word-count="1039" meta:character-count="6956" meta:non-whitespace-character-count="6111"/>
  </office:meta>
</office:document-meta>
</file>